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21b0f" officeooo:paragraph-rsid="000fec89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ACCAGTGAAGCTCATGAGGGCGAAGTTCCCAAGTTTTGAGCCCAGATGTGTTTTGATATAAATGTAATCATTCACCACACTTTCATTAATTTCTAAATATCTCATTAAAGCCAATTCAAAACTCAAAACAATGGCATCTTGACTTGCATCAAAGGCTTCATAATCAGATTCTGTGCAGACACCATCAAATTTCTGATTTATAACCCATTCATTGAGATCGTCAATGTTCTTGCATGAATGTATATAGAAATTTTTGGGTAGAGCTTCATTTAACTTCTTCTCAATGTACCTCATTGTTGGTGCAAATCTGCACAAAACAGCATGATGAAAACACGCAAGCGTCTGCCCCGCCTTG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9:49.829884254</meta:creation-date>
    <dc:date>2019-03-29T16:00:07.832093994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